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.0693in" fo:margin-bottom="0.0693in" fo:line-height="100%" fo:background-color="#ffffff">
        <style:background-image/>
      </style:paragraph-properties>
    </style:style>
    <style:style style:name="P3" style:family="paragraph" style:parent-style-name="Standard" style:list-style-name="WWNum1">
      <style:paragraph-properties fo:margin-top="0.0693in" fo:margin-bottom="0.0693in" fo:line-height="100%" fo:background-color="#ffffff">
        <style:background-image/>
      </style:paragraph-properties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fo:color="#252424" style:font-name="Segoe UI" fo:font-size="10.5pt" style:font-name-asian="Times New Roman" style:font-size-asian="10.5pt" style:language-asian="en" style:country-asian="none" style:font-name-complex="Segoe UI1" style:font-size-complex="10.5pt"/>
    </style:style>
    <style:style style:name="T2" style:family="text">
      <style:text-properties fo:color="#252424" style:font-name="Segoe UI" fo:font-size="10.5pt" fo:language="en" fo:country="US" style:font-name-asian="Times New Roman" style:font-size-asian="10.5pt" style:language-asian="en" style:country-asian="none" style:font-name-complex="Segoe UI1" style:font-size-complex="10.5pt"/>
    </style:style>
    <style:style style:name="T3" style:family="text">
      <style:text-properties fo:color="#252424" style:font-name="Segoe UI" fo:font-size="10.5pt" fo:language="en" fo:country="US" fo:font-weight="bold" style:font-name-asian="Times New Roman" style:font-size-asian="10.5pt" style:language-asian="en" style:country-asian="none" style:font-weight-asian="bold" style:font-name-complex="Segoe UI1" style:font-size-complex="10.5pt" style:font-weight-complex="bold"/>
    </style:style>
    <style:style style:name="T4" style:family="text">
      <style:text-properties fo:color="#ff0000" style:font-name="Segoe UI" fo:font-size="10.5pt" fo:language="en" fo:country="US" style:font-name-asian="Times New Roman" style:font-size-asian="10.5pt" style:language-asian="en" style:country-asian="none" style:font-name-complex="Segoe UI1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Key Bindings</text:span></text:p>
      <text:p text:style-name="Standard"><text:span text:style-name="T2">WASD: Move forward/backward and rotate</text:span></text:p>
      <text:p text:style-name="Standard"><text:span text:style-name="T2">Up/Down arrow: Rotate weapon vertically</text:span></text:p>
      <text:p text:style-name="Standard"><text:span text:style-name="T2">Enter: Jump</text:span></text:p>
      <text:p text:style-name="Standard"><text:span text:style-name="T2">Space: Shoot (Hold to charge)</text:span></text:p>
      <text:p text:style-name="Standard"><text:span text:style-name="T2">1: Grenade Launcher</text:span></text:p>
      <text:p text:style-name="Standard"><text:span text:style-name="T2">2: Shotgun</text:span></text:p>
      <text:p text:style-name="Standard"><text:span text:style-name="T2"/></text:p>
      <text:p text:style-name="P1"><text:span text:style-name="T2">Task List</text:span></text:p>
      <text:p text:style-name="Standard"><text:span text:style-name="T1">All required G tasks are implemented, except the ones that are overridden by VG tasks. These are the VG tasks included in my project, with comments in red when relevant:</text:span></text:p>
      <text:p text:style-name="P2"><text:span text:style-name="T1"/></text:p>
      <text:list xml:id="list8808320134365077690" text:style-name="WWNum1">
        <text:list-item>
          <text:p text:style-name="P3"><text:span text:style-name="T1">General</text:span></text:p>
          <text:list>
            <text:list-item>
              <text:p text:style-name="P3"><text:span text:style-name="T1">(VG, small) Add main menu (start) scene and game over scene</text:span><text:span text:style-name="T2"> – </text:span><text:span text:style-name="T4">My implementation of this does not use a separate scene; instead changing to an overview camera and a UI overlay before and after a game.</text:span><text:span text:style-name="T2"> </text:span></text:p>
            </text:list-item>
          </text:list>
        </text:list-item>
        <text:list-item>
          <text:p text:style-name="P3"><text:span text:style-name="T1">Turn based game</text:span></text:p>
          <text:list>
            <text:list-item>
              <text:p text:style-name="P3"><text:span text:style-name="T1">(VG, large) Support up to 4 players (using the same input device taking turns)</text:span><text:span text:style-name="T2"> – </text:span><text:span text:style-name="T4">Each worm has a playerID integer assigned, and my Turn Manager doesn’t care about the number of players. Because of this, having 2, 4 or even 8 players wouldn’t be that different; all that would be required is assigning player colors and names to each player ID in the PlayerColors class enumerator. </text:span></text:p>
            </text:list-item>
          </text:list>
        </text:list-item>
        <text:list-item>
          <text:p text:style-name="P3"><text:span text:style-name="T1">Player</text:span></text:p>
          <text:list>
            <text:list-item>
              <text:p text:style-name="P3"><text:span text:style-name="T1">(VG, small) Implement a custom character controller to control the movement of the worm.</text:span><text:span text:style-name="T2"> – </text:span><text:span text:style-name="T4">I am not using the built in Character Controller, I use RigidBody instead.</text:span></text:p>
            </text:list-item>
            <text:list-item>
              <text:p text:style-name="P3"><text:span text:style-name="T1">(VG, medium) A player controls a team of (multiple worms)</text:span><text:span text:style-name="T2"> – </text:span><text:span text:style-name="T4">A player can have several worms, as determined in the Start menu, but each worm has its own turn and the player cannot “tab” between worms.</text:span><text:span text:style-name="T2"> </text:span></text:p>
            </text:list-item>
          </text:list>
        </text:list-item>
        <text:list-item>
          <text:p text:style-name="P3"><text:span text:style-name="T1">Camera</text:span></text:p>
          <text:list>
            <text:list-item>
              <text:p text:style-name="P3"><text:span text:style-name="T1">(VG, small) Camera movement</text:span><text:span text:style-name="T2"> – </text:span><text:span text:style-name="T4">I use Cinemachine to switch between camera positions. When following a worm the camera is “locked” behind the worm, and only rotates as the worm does. This makes aiming easier.</text:span></text:p>
            </text:list-item>
          </text:list>
        </text:list-item>
        <text:list-item>
          <text:p text:style-name="P3"><text:span text:style-name="T1">Weapon system</text:span></text:p>
          <text:list>
            <text:list-item>
              <text:p text:style-name="P3"><text:span text:style-name="T1">(VG, medium) The two types of weapons/attacks must function differently, I.E a pistol and a hand grenade. The player can switch between the different weapons and using the active weapon on for example left mouse button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non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 Hedlund</meta:initial-creator>
    <meta:editing-cycles>4</meta:editing-cycles>
    <meta:creation-date>2022-09-29T11:27:00</meta:creation-date>
    <dc:date>2022-10-03T13:26:38.94</dc:date>
    <meta:editing-duration>PT26S</meta:editing-duration>
    <meta:generator>OpenOffice/4.1.11$Win32 OpenOffice.org_project/4111m1$Build-9808</meta:generator>
    <meta:document-statistic meta:table-count="0" meta:image-count="0" meta:object-count="0" meta:page-count="1" meta:paragraph-count="20" meta:word-count="315" meta:character-count="17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